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D0000016AD9E4296AFA5CA3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2a9a" officeooo:paragraph-rsid="00062a9a"/>
    </style:style>
    <style:style style:name="P2" style:family="paragraph" style:parent-style-name="Heading_20_1">
      <style:text-properties fo:color="#000000" style:font-name="Nunito" fo:font-size="30pt" fo:font-weight="bold"/>
    </style:style>
    <style:style style:name="T1" style:family="text">
      <style:text-properties officeooo:rsid="0006ad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диаграммы состояний</text:h>
      <text:p text:style-name="Standard"/>
      <text:p text:style-name="Standard"/>
      <text:p text:style-name="P1">фазы <text:span text:style-name="T1">данного </text:span>процесса</text:p>
      <text:p text:style-name="P1"/>
      <text:p text:style-name="P1"/>
      <text:p text:style-name="P1"><draw:frame draw:style-name="fr1" draw:name="Image1" text:anchor-type="paragraph" svg:width="12.621cm" svg:height="9.578cm" draw:z-index="0"><draw:image xlink:href="Pictures/10000000000001DD0000016AD9E4296AFA5CA35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1:23:23.419644488</meta:creation-date>
    <dc:date>2020-06-03T11:24:20.547143618</dc:date>
    <meta:editing-duration>PT5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5" meta:character-count="40" meta:non-whitespace-character-count="37"/>
  </office:meta>
</office:document-meta>
</file>